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stock market crash/economy/great depression: unprecedented situation</text:p>
      <text:p text:style-name="Standard">too dependent on credit. Banks stopped loaning. Debit increased. Spending stops. Economy comes to a halt. Government had <text:s/>no regulations, could not prevent this from happening. </text:p>
      <text:p text:style-name="Standard">Perception: if businesses maintain wages, the consumer purchasing power can be sustained. </text:p>
      <text:p text:style-name="Standard">Hoover met with 400+ businessmen (covered in previous notes) to get them to please keep/raise wages. </text:p>
      <text:p text:style-name="Standard">Keep supply up... .However, there still wasn't any demand</text:p>
      <text:p text:style-name="Standard">Gross investment in economy begins to decline.</text:p>
      <text:p text:style-name="Standard">US Steel cut wage in 1931</text:p>
      <text:p text:style-name="Standard">1931 and 1932 were terrifying in United States</text:p>
      <text:p text:style-name="Standard">Highpoint of 1929 consumer spending plummeted. Construction plummeted. Economy plummeted.</text:p>
      <text:p text:style-name="Standard">Economy shrank by 1/3</text:p>
      <text:p text:style-name="Standard">Gross national product was 71% in 1932 of what it was in 1929</text:p>
      <text:p text:style-name="Standard">Unemployment was 3% in 1930, end of year 9%, 1932 was 25%.</text:p>
      <text:p text:style-name="Standard">50% of American workers either had no job or worked part-time.</text:p>
      <text:p text:style-name="Standard">Policies that made things worse</text:p>
      <text:p text:style-name="Standard"/>
      <text:p text:style-name="Standard">Hawly-Smoot Bill</text:p>
      <text:p text:style-name="Standard">Signed by Hoover</text:p>
      <text:p text:style-name="Standard">Tariff</text:p>
      <text:p text:style-name="Standard">basic idea of a tarriff is to Try to protect domestic industries by putting a heavy tax on imports.</text:p>
      <text:p text:style-name="Standard">Import tax was increased minimum of 40% on over 20k goods.</text:p>
      <text:p text:style-name="Standard">1000 economists advised Pres H not to sign it! Counterproductive because other countries said they would buy our stuff either! Contributes to economic collapse of europe. Austrian bank failed, german bank failed, british go off the gold standard.</text:p>
      <text:p text:style-name="Standard">1929 659 banks collapsed (little above average)</text:p>
      <text:p text:style-name="Standard">1930 first 10 months 600 banks collapsed, then in last 2 months 600 more collapsed.</text:p>
      <text:p text:style-name="Standard">Dec 11 1930 bank of the united states in NYC closed down. People began to freak out. </text:p>
      <text:p text:style-name="Standard">German and Austrian securities held by US banks now worthless. 1B +</text:p>
      <text:p text:style-name="Standard">1929 global exchange in commerce 36 billion. 1932 down to 12 billion</text:p>
      <text:p text:style-name="Standard">1931 <text:s/>2294 banks collapsed. 522 in one month after britain abandoned gold standard.</text:p>
      <text:p text:style-name="Standard">1932 banks in some states here were simply not allowed to operate. Too unstable. </text:p>
      <text:p text:style-name="Standard">How to get out of this mess?</text:p>
      <text:p text:style-name="Standard">Sad story:</text:p>
      <text:p text:style-name="Standard">American Bonus Army, made up of ww1 veterans. Heroes treated like 2<text:span text:style-name="T1">nd</text:span> class citizens. </text:p>
      <text:p text:style-name="Standard">1924 congress passes law to pass bonus to these veterans. To compensate for their service. Almost like a retirement gift. In midst of great depression, 1932 marched on washington, demanded their full amount of bonus payments (instead of down the line as in retirement) thousands converged on DC. Lobbied congress for immediate payment of bonus. Congress passed legislation. Hoover vetoed it! They must wait until 1945, didn't believe they were that needy. Vets got upset. Hoover did not think they were suffering. Could wait. President ordered them to disperse. Police sent, riot broke out. Some veterans killed. Hoover ordered US Army to advance on the Bonus Armys camp and remove them. Burned them out of their encampment. </text:p>
      <text:p text:style-name="Standard">Matters because: desperate people cease being rational.</text:p>
      <text:p text:style-name="Standard">In Germany, this mindset results with Hitler coming to power. </text:p>
      <text:p text:style-name="Standard">If something not done soon, capitalism will collapse globally.</text:p>
      <text:p text:style-name="Standard">People living in shanty towns, huts, tents, named them Hoovervilles as a dig on President. </text:p>
      <text:p text:style-name="Standard"><text:soft-page-break/>1930 Kentucky banks failed, panic spread. (See previous stats on bank failings above)</text:p>
      <text:p text:style-name="Standard">1932 Presidential election year. 16 american states passed laws ordering banks to close. </text:p>
      <text:p text:style-name="Standard">Fear of making economic catastrophe worse. </text:p>
      <text:p text:style-name="Standard"/>
      <text:p text:style-name="Standard">Hoover had lost confidence of american people.</text:p>
      <text:p text:style-name="Standard">FDR running against. Contracted polio as an adult. Never 100% recovered. Trouble walking/disabled. Most historians agree that made him more compassionate. Big difference between FDR and Hoover. </text:p>
      <text:p text:style-name="Standard">FDR very charismatic. Opposite of Hoover. People felt connected to him. Received over 15M letters from people as president. People loved him. </text:p>
      <text:p text:style-name="Standard">He would save american capitalism. Would save world democracy. Dealt with Great Depression and WWII. Many considered one of the greatest presidents. </text:p>
      <text:p text:style-name="Standard">Successful cuz he has political support nationwide. <text:s/>Won by a landslide. </text:p>
      <text:p text:style-name="Standard"/>
      <text:p text:style-name="Standard">New Deal</text:p>
      <text:p text:style-name="Standard">1932 there were 96 senators. Dems picked up 12 seats, total of 59, repub reduced to 36. Dems have majority. Control of senate. *Majority controls committees.* </text:p>
      <text:p text:style-name="Standard">in House 435 seats, dems picked up 97, total of 313, the majority. (Repubs lost 101 seats) </text:p>
      <text:p text:style-name="Standard">Dems control House and Senate. </text:p>
      <text:p text:style-name="Standard">Roosevelt will use 3 basic strategies:</text:p>
      <text:p text:style-name="Standard">Relief</text:p>
      <text:p text:style-name="Standard">Recovery</text:p>
      <text:p text:style-name="Standard">Reform</text:p>
      <text:p text:style-name="Standard"/>
      <text:p text:style-name="Standard"/>
      <text:p text:style-name="Standard"/>
      <text:p text:style-name="Standard"/>
      <text:p text:style-name="Standard"/>
      <text:p text:style-name="Standard"/>
      <text:p text:style-name="Standard">Hoovervilles</text:p>
      <text:p text:style-name="Standard">Germany went off gold standard</text:p>
      <text:p text:style-name="Standard">Most historians agree that Roosevelt's disability due to polio, is one of the key factors to his compassion.</text:p>
      <text:p text:style-name="Standard">Roosevelt alleviates the Great Depression.</text:p>
      <text:p text:style-name="Standard">Majority controls committees.</text:p>
      <text:p text:style-name="Standard">New deal will encompass relief, recovery, and re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4/02/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2T14:02:10.32</meta:creation-date>
    <meta:generator>OpenOffice/4.1.3$Win32 OpenOffice.org_project/413m1$Build-9783</meta:generator>
    <dc:date>2018-05-10T14:45:20.32</dc:date>
    <dc:creator>Timothy Cayer</dc:creator>
    <meta:editing-duration>PT3H40M38S</meta:editing-duration>
    <meta:editing-cycles>15</meta:editing-cycles>
    <meta:document-statistic meta:table-count="0" meta:image-count="0" meta:object-count="0" meta:page-count="2" meta:paragraph-count="59" meta:word-count="715" meta:character-count="4481"/>
  </office:meta>
</office:document-meta>
</file>